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7f73" officeooo:paragraph-rsid="001f7f73"/>
    </style:style>
    <style:style style:name="P2" style:family="paragraph" style:parent-style-name="Standard" style:list-style-name="L2">
      <style:text-properties officeooo:rsid="001f7f73" officeooo:paragraph-rsid="001f7f73"/>
    </style:style>
    <style:style style:name="P3" style:family="paragraph" style:parent-style-name="Standard" style:list-style-name="L1">
      <style:text-properties officeooo:paragraph-rsid="001f7f73"/>
    </style:style>
    <style:style style:name="P4" style:family="paragraph" style:parent-style-name="Standard">
      <style:text-properties officeooo:paragraph-rsid="001f7f73"/>
    </style:style>
    <style:style style:name="P5" style:family="paragraph" style:parent-style-name="Standard">
      <style:text-properties officeooo:rsid="002070d3" officeooo:paragraph-rsid="002070d3"/>
    </style:style>
    <style:style style:name="P6" style:family="paragraph" style:parent-style-name="Standard" style:list-style-name="L5">
      <style:text-properties officeooo:rsid="002070d3" officeooo:paragraph-rsid="002070d3"/>
    </style:style>
    <style:style style:name="P7" style:family="paragraph" style:parent-style-name="Standard" style:list-style-name="L3">
      <style:text-properties officeooo:paragraph-rsid="002070d3"/>
    </style:style>
    <style:style style:name="P8" style:family="paragraph" style:parent-style-name="Standard">
      <style:text-properties officeooo:paragraph-rsid="002070d3"/>
    </style:style>
    <style:style style:name="P9" style:family="paragraph" style:parent-style-name="Standard" style:list-style-name="L6">
      <style:text-properties officeooo:paragraph-rsid="00222b39"/>
    </style:style>
    <style:style style:name="P10" style:family="paragraph" style:parent-style-name="Standard">
      <style:text-properties officeooo:paragraph-rsid="00222b39"/>
    </style:style>
    <style:style style:name="P11" style:family="paragraph" style:parent-style-name="Standard">
      <style:text-properties officeooo:rsid="00241629" officeooo:paragraph-rsid="00241629"/>
    </style:style>
    <style:style style:name="P12" style:family="paragraph" style:parent-style-name="Standard" style:list-style-name="L7">
      <style:text-properties officeooo:rsid="00241629" officeooo:paragraph-rsid="00241629"/>
    </style:style>
    <style:style style:name="P13" style:family="paragraph" style:parent-style-name="Standard">
      <style:text-properties officeooo:rsid="0025b181" officeooo:paragraph-rsid="0025b181"/>
    </style:style>
    <style:style style:name="P14" style:family="paragraph" style:parent-style-name="Standard" style:list-style-name="L5">
      <style:text-properties officeooo:rsid="00269ea5" officeooo:paragraph-rsid="00269ea5"/>
    </style:style>
    <style:style style:name="P15" style:family="paragraph" style:parent-style-name="Standard">
      <style:text-properties officeooo:rsid="00269ea5" officeooo:paragraph-rsid="00269ea5"/>
    </style:style>
    <style:style style:name="P16" style:family="paragraph" style:parent-style-name="Standard" style:list-style-name="L5">
      <style:text-properties officeooo:rsid="00271df5" officeooo:paragraph-rsid="00271df5"/>
    </style:style>
    <style:style style:name="P17" style:family="paragraph" style:parent-style-name="Standard" style:list-style-name="L8">
      <style:text-properties officeooo:paragraph-rsid="00271df5"/>
    </style:style>
    <style:style style:name="P18" style:family="paragraph" style:parent-style-name="Standard">
      <style:text-properties officeooo:paragraph-rsid="00271df5"/>
    </style:style>
    <style:style style:name="P19" style:family="paragraph" style:parent-style-name="Standard">
      <style:text-properties officeooo:rsid="00291d98" officeooo:paragraph-rsid="00291d98"/>
    </style:style>
    <style:style style:name="P20" style:family="paragraph" style:parent-style-name="Standard" style:list-style-name="L9">
      <style:text-properties officeooo:rsid="00291d98" officeooo:paragraph-rsid="00291d98"/>
    </style:style>
    <style:style style:name="P21" style:family="paragraph" style:parent-style-name="Standard" style:list-style-name="L9">
      <style:text-properties officeooo:rsid="002a1c53" officeooo:paragraph-rsid="002a1c53"/>
    </style:style>
    <style:style style:name="P22" style:family="paragraph" style:parent-style-name="Standard">
      <style:text-properties officeooo:rsid="002a1c53" officeooo:paragraph-rsid="002a1c53"/>
    </style:style>
    <style:style style:name="P23" style:family="paragraph" style:parent-style-name="Standard" style:list-style-name="L11">
      <style:text-properties officeooo:rsid="002a1c53" officeooo:paragraph-rsid="002a1c53"/>
    </style:style>
    <style:style style:name="P24" style:family="paragraph" style:parent-style-name="Standard" style:list-style-name="L13">
      <style:text-properties officeooo:rsid="002a1c53" officeooo:paragraph-rsid="002b6f67"/>
    </style:style>
    <style:style style:name="P25" style:family="paragraph" style:parent-style-name="Standard">
      <style:text-properties officeooo:paragraph-rsid="002b219b"/>
    </style:style>
    <style:style style:name="P26" style:family="paragraph" style:parent-style-name="Standard" style:list-style-name="L12">
      <style:text-properties officeooo:paragraph-rsid="002b219b"/>
    </style:style>
    <style:style style:name="P27" style:family="paragraph" style:parent-style-name="Standard" style:list-style-name="L13">
      <style:text-properties officeooo:rsid="0006d796" officeooo:paragraph-rsid="002b6f67"/>
    </style:style>
    <style:style style:name="P28" style:family="paragraph" style:parent-style-name="Standard" style:list-style-name="L13">
      <style:text-properties officeooo:rsid="00075499" officeooo:paragraph-rsid="002b6f67"/>
    </style:style>
    <style:style style:name="P29" style:family="paragraph" style:parent-style-name="Standard">
      <style:text-properties officeooo:rsid="002ccdf8" officeooo:paragraph-rsid="002ccdf8"/>
    </style:style>
    <style:style style:name="P30" style:family="paragraph" style:parent-style-name="Standard" style:list-style-name="L14">
      <style:text-properties officeooo:rsid="002ea588" officeooo:paragraph-rsid="002ea588"/>
    </style:style>
    <style:style style:name="P31" style:family="paragraph" style:parent-style-name="Standard">
      <style:text-properties officeooo:rsid="002ea588" officeooo:paragraph-rsid="002ea588"/>
    </style:style>
    <style:style style:name="P32" style:family="paragraph" style:parent-style-name="Standard" style:list-style-name="L13">
      <style:text-properties officeooo:paragraph-rsid="002f3c50"/>
    </style:style>
    <style:style style:name="T1" style:family="text">
      <style:text-properties officeooo:rsid="001f7f73"/>
    </style:style>
    <style:style style:name="T2" style:family="text">
      <style:text-properties officeooo:rsid="002070d3"/>
    </style:style>
    <style:style style:name="T3" style:family="text">
      <style:text-properties officeooo:rsid="00222b39"/>
    </style:style>
    <style:style style:name="T4" style:family="text">
      <style:text-properties officeooo:rsid="0025b181"/>
    </style:style>
    <style:style style:name="T5" style:family="text">
      <style:text-properties fo:font-weight="bold" style:font-weight-asian="bold" style:font-weight-complex="bold"/>
    </style:style>
    <style:style style:name="T6" style:family="text">
      <style:text-properties fo:font-weight="bold" officeooo:rsid="00271df5" style:font-weight-asian="bold" style:font-weight-complex="bold"/>
    </style:style>
    <style:style style:name="T7" style:family="text">
      <style:text-properties fo:font-weight="bold" officeooo:rsid="0006d796" style:font-weight-asian="bold" style:font-weight-complex="bold"/>
    </style:style>
    <style:style style:name="T8" style:family="text">
      <style:text-properties fo:font-weight="bold" officeooo:rsid="0008c068" style:font-weight-asian="bold" style:font-weight-complex="bold"/>
    </style:style>
    <style:style style:name="T9" style:family="text">
      <style:text-properties officeooo:rsid="00269ea5"/>
    </style:style>
    <style:style style:name="T10" style:family="text">
      <style:text-properties officeooo:rsid="00271df5"/>
    </style:style>
    <style:style style:name="T11" style:family="text">
      <style:text-properties officeooo:rsid="002a1c53"/>
    </style:style>
    <style:style style:name="T12" style:family="text">
      <style:text-properties officeooo:rsid="002b219b"/>
    </style:style>
    <style:style style:name="T13" style:family="text">
      <style:text-properties officeooo:rsid="0008c068"/>
    </style:style>
    <style:style style:name="T14" style:family="text">
      <style:text-properties officeooo:rsid="0009a938"/>
    </style:style>
    <style:style style:name="T15" style:family="text">
      <style:text-properties officeooo:rsid="000b0ac3"/>
    </style:style>
    <style:style style:name="T16" style:family="text">
      <style:text-properties officeooo:rsid="00075499"/>
    </style:style>
    <style:style style:name="T17" style:family="text">
      <style:text-properties officeooo:rsid="002b6f67"/>
    </style:style>
    <style:style style:name="T18" style:family="text">
      <style:text-properties officeooo:rsid="002ea588"/>
    </style:style>
    <style:style style:name="T19" style:family="text">
      <style:text-properties officeooo:rsid="0006d79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22578359288499920" text:style-name="L1">
        <text:list-item>
          <text:p text:style-name="P3"><text:span text:style-name="T1">Consider the user story: “As a customer I want to use ATM”. What would be my acceptance criteria (“so that......)”? List all possible acceptance criteria.</text:span></text:p>
        </text:list-item>
      </text:list>
      <text:p text:style-name="P4"/>
      <text:p text:style-name="P1">Acceptance Criteria</text:p>
      <text:p text:style-name="P1"/>
      <text:list xml:id="list6203560534648484974" text:style-name="L2">
        <text:list-item>
          <text:p text:style-name="P2">I can check the balance of my account</text:p>
        </text:list-item>
        <text:list-item>
          <text:p text:style-name="P2">I can withdraw money</text:p>
        </text:list-item>
        <text:list-item>
          <text:p text:style-name="P2">I can change my pin</text:p>
        </text:list-item>
        <text:list-item>
          <text:p text:style-name="P2">I can transfer money to a different account</text:p>
        </text:list-item>
        <text:list-item>
          <text:p text:style-name="P2">I can print my mini statement</text:p>
        </text:list-item>
        <text:list-item>
          <text:p text:style-name="P2">I can update my mobile number for alerts</text:p>
        </text:list-item>
      </text:list>
      <text:p text:style-name="P1"/>
      <text:list xml:id="list4828976470236645505" text:style-name="L3">
        <text:list-item>
          <text:p text:style-name="P7"><text:span text:style-name="T2">What are the advanced Scrum Master skills?</text:span></text:p>
        </text:list-item>
      </text:list>
      <text:p text:style-name="P8"/>
      <text:p text:style-name="P5">The advanced scrum master skills are:</text:p>
      <text:p text:style-name="P5"/>
      <text:list xml:id="list2960845847826866276" text:style-name="L5">
        <text:list-item>
          <text:p text:style-name="P6"><text:span text:style-name="T5">Open Communications</text:span>: <text:span text:style-name="T9">There should be no hidden agendas, the communication should transparent.</text:span></text:p>
          <text:p text:style-name="P6"/>
        </text:list-item>
        <text:list-item>
          <text:p text:style-name="P14"><text:span text:style-name="T5">Alignment</text:span>: The vision and goals of all the team should be aligned with the organization.</text:p>
          <text:p text:style-name="P14"/>
        </text:list-item>
        <text:list-item>
          <text:p text:style-name="P14"><text:span text:style-name="T5">Creativ</text:span><text:span text:style-name="T6">ity and innovation</text:span><text:span text:style-name="T10">: Openness for new ideas and out of box thinking.</text:span></text:p>
          <text:p text:style-name="P14"/>
        </text:list-item>
        <text:list-item>
          <text:p text:style-name="P16"><text:span text:style-name="T5">Ownership</text:span>: Take accountability and responsibility for the job.</text:p>
          <text:p text:style-name="P16"/>
        </text:list-item>
        <text:list-item>
          <text:p text:style-name="P16"><text:span text:style-name="T5">Organization and leadership</text:span>: Steering the team from front and decision making is to be done.</text:p>
          <text:p text:style-name="P16"/>
        </text:list-item>
        <text:list-item>
          <text:p text:style-name="P16"><text:span text:style-name="T5">Competencies</text:span>: The knowledge,skills,capabilities and attitude determines the role a particular person fit in.</text:p>
          <text:p text:style-name="P16"/>
        </text:list-item>
        <text:list-item>
          <text:p text:style-name="P16"><text:span text:style-name="T5">Achievements:</text:span> Celebrating the success of the project and acknowledging the competencies.</text:p>
          <text:p text:style-name="P16"/>
        </text:list-item>
        <text:list-item>
          <text:p text:style-name="P16"><text:span text:style-name="T5">Individual learning</text:span>: What are the learnings every individual has from the project, they can share there experience to their peers.</text:p>
        </text:list-item>
      </text:list>
      <text:p text:style-name="P15"/>
      <text:p text:style-name="P5"/>
      <text:p text:style-name="P5"/>
      <text:list xml:id="list3058535349870948303" text:style-name="L6">
        <text:list-item>
          <text:p text:style-name="P9"><text:span text:style-name="T3">How do you think you can use Agile practices in large projects? (Given that the team can have no more than 9 people, do you think large projects with large teams can be involved in agile practices?)</text:span></text:p>
        </text:list-item>
      </text:list>
      <text:p text:style-name="P10"/>
      <text:p text:style-name="P11">Implementing agile practices has it’s own challenges in large projects like</text:p>
      <text:p text:style-name="P11"/>
      <text:list xml:id="list9084878225088827952" text:style-name="L7">
        <text:list-item>
          <text:p text:style-name="P12">Maximum nine people in an agile team but for a large project we might require more than 9</text:p>
        </text:list-item>
        <text:list-item>
          <text:p text:style-name="P12">With more than a 9 member team, it will be difficult to conduct the daily stand up meeting which is maximum for 15 mins,with a larger team it will be difficult to implement those policies.</text:p>
        </text:list-item>
        <text:list-item>
          <text:p text:style-name="P12">It will be difficult to plan and control th<text:span text:style-name="T4">ings because of a larger team a lot will be there to be implemented in a sprint</text:span></text:p>
        </text:list-item>
      </text:list>
      <text:p text:style-name="P11"/>
      <text:p text:style-name="P13"><text:soft-page-break/>Given all the challenges that occurs in implementing the agile practices in a large project there is a simple solution: <text:span text:style-name="T5">Scrum of scrums</text:span></text:p>
      <text:p text:style-name="P13"/>
      <text:p text:style-name="P13">In scrum of scrums we can divide the team into two or more teams, with each team conisiting of 9 members, each team might have a seperate or a common scrum master, product owner like in a scrum methodology, but there will be a scrum of scrum masters that is where individual scrum masters or scrum master will be reporting.</text:p>
      <text:p text:style-name="P13">Scrum of scrum masters can be either one of the scrum master or a different person. By implementing scrum of scrums we can apply agile methodolgy in larger projects.</text:p>
      <text:p text:style-name="P11"/>
      <text:p text:style-name="P11"/>
      <text:list xml:id="list3078880242067763044" text:style-name="L8">
        <text:list-item>
          <text:p text:style-name="P17"><text:span text:style-name="T10">What are the Possible options for tracking project performance in Agile?</text:span></text:p>
        </text:list-item>
      </text:list>
      <text:p text:style-name="P18"/>
      <text:p text:style-name="P19">The possible options for tracking project performance in agile are:</text:p>
      <text:p text:style-name="P19"/>
      <text:list xml:id="list2507634437147565046" text:style-name="L9">
        <text:list-item>
          <text:p text:style-name="P20"><text:span text:style-name="T5">Frequent delivery:</text:span> The highest priority is to satisfy customer wants through early and continuous delivery of valuable software. Working software is the primary measure of progress.</text:p>
        </text:list-item>
        <text:list-item>
          <text:p text:style-name="P20"><text:span text:style-name="T5">Daily standup meeting:</text:span> <text:span text:style-name="T11">It is daily meeting timeboxed between 5 to 15 mins, where only 3 questions are raised: </text:span></text:p>
          <text:list>
            <text:list-item>
              <text:list>
                <text:list-item>
                  <text:p text:style-name="P21">What has been accomplished?</text:p>
                </text:list-item>
                <text:list-item>
                  <text:p text:style-name="P21">What will be done today?</text:p>
                </text:list-item>
                <text:list-item>
                  <text:p text:style-name="P21">What obstacles are hindering the progress?</text:p>
                </text:list-item>
              </text:list>
            </text:list-item>
          </text:list>
        </text:list-item>
      </text:list>
      <text:p text:style-name="P22"/>
      <text:list xml:id="list3462259442614280093" text:style-name="L11">
        <text:list-item>
          <text:p text:style-name="P23"><text:span text:style-name="T5">Co-location:</text:span> The effective means of communication is through face to face interaction. If an agile team is co-located, the efficiency of the team will be more and more outcomes will produced than wasting time in non-value added activity and waiting for replies through mails when they are not co-located.</text:p>
          <text:p text:style-name="P23"/>
        </text:list-item>
        <text:list-item>
          <text:p text:style-name="P23"><text:span text:style-name="T5">Timebox review meeting:</text:span> It has two parts: Product demonstration and retrospective</text:p>
          <text:list>
            <text:list-item>
              <text:list>
                <text:list-item>
                  <text:p text:style-name="P23">Product demonstration: It is when the development team delivers a working software and the product owner formally accepts it,and discussion are held about what should be done next.</text:p>
                  <text:p text:style-name="P23">The agile team has to deliver working software every timebox and the review is done <text:s/><text:span text:style-name="T12">to look at the most recent product increment.</text:span></text:p>
                </text:list-item>
                <text:list-item>
                  <text:p text:style-name="P23">Retrospective: <text:span text:style-name="T12">At regular intervals, the agile team review itself and tries to tune itself to become a more effective team.</text:span></text:p>
                </text:list-item>
              </text:list>
            </text:list-item>
          </text:list>
        </text:list-item>
      </text:list>
      <text:list xml:id="list6489618812667467700" text:style-name="L13">
        <text:list-item>
          <text:p text:style-name="P27"><text:span text:style-name="T5">Velocity</text:span>: <text:span text:style-name="T17">It</text:span> helps us to determine the rate at which a team produces a working software. Velocity is measured in terms of number of story points a team can deliver per sprint. It is used for estimation and planning.</text:p>
          <text:p text:style-name="P27"/>
        </text:list-item>
        <text:list-item>
          <text:p text:style-name="P32"><text:span text:style-name="T7">Hit rate:</text:span><text:span text:style-name="T19"> It is</text:span>gile methods do not define how to manage and track costs to evaluate expected Return on Investment information. Therefore the iteration burn-down and burn-up charts (as used in Scrum) do not provide at-a-glance project cost information. Agile metrics neither provide estimates of cost at completion of the release nor cost metrics to support the business when they consider making decisions like changing requirements in a release. AgileEVM does provide this information, and is therefore a excellent extension to the information provided by burn-down charts.<text:span text:style-name="T19"> the percentage of the work actually completed in a timebox with reference to the work actually allocated during that particular timebox. <text:s/>Hit rate helps to determine the efficiency of the team and helps to create a baseline on which the effficiency of the team will be measured in future.</text:span></text:p>
          <text:p text:style-name="P27"><text:soft-page-break/></text:p>
        </text:list-item>
        <text:list-item>
          <text:p text:style-name="P28"><text:span text:style-name="T5">Work remaining on tasks :</text:span><text:span text:style-name="T17">It</text:span> <text:s/>estimates of work remaining calculated each day by agile team with reference to the active tasks. An agile team,in due course of time will try to reduce it’s work remaining on tasks, but if the work in the future is more complicated than it was anticipated,then it will continue to increase and will affect the progress of the project as the team won’t be able to deliver the working software to customer on time.</text:p>
          <text:p text:style-name="P28"/>
        </text:list-item>
        <text:list-item>
          <text:p text:style-name="P24"><text:span text:style-name="T8">Project cost:</text:span> <text:span text:style-name="T14">T</text:span>he cost of a project must be tracked to ensure it does not go over budget. Since <text:span text:style-name="T15">we</text:span> track <text:span text:style-name="T15">it from the start till the end of the project</text:span>. <text:span text:style-name="T15">In agile, we use to determine the outcome of a project whether it is a success or not on the basis of Earned Business Value rather than Earned Value Management which takes into account the business value of the completed work.</text:span></text:p>
        </text:list-item>
      </text:list>
      <text:p text:style-name="P22"/>
      <text:list xml:id="list4248276764843210656" text:style-name="L12">
        <text:list-item>
          <text:p text:style-name="P26"><text:span text:style-name="T12">In Agile, the team always picks up business value user stories in every sprint. Do we still need to know earned value?</text:span></text:p>
        </text:list-item>
      </text:list>
      <text:p text:style-name="P25"/>
      <text:p text:style-name="P29">Although in agile, the business value of the user stories is picked by the team, it is essential to know the earned value of the project. The earned value might not determine the progress of the project at project or sprint level but it measures the progress at the release level.</text:p>
      <text:p text:style-name="P29"/>
      <text:p text:style-name="P29">Earned value helps us to <text:span text:style-name="T18">combine scope,schedule,and resource measurements to assess the project performance and progress</text:span> <text:s/>to be claimed it as success or failure. <text:span text:style-name="T18">It monitors 3 dimensions:</text:span></text:p>
      <text:p text:style-name="P29"/>
      <text:list xml:id="list6055477144596809359" text:style-name="L14">
        <text:list-item>
          <text:p text:style-name="P30">Planned Value: It is the authorized budget assigned to scheduled work</text:p>
        </text:list-item>
        <text:list-item>
          <text:p text:style-name="P30">Earned value: It is the measure of work performed and expressed in terms ofbudget authorized for that work.</text:p>
        </text:list-item>
        <text:list-item>
          <text:p text:style-name="P30">Actual cost: It is the actual cost incurred for the work that is performed on ana activity during a specific time period.</text:p>
        </text:list-item>
      </text:list>
      <text:p text:style-name="P25"/>
      <text:p text:style-name="P31">These 3 factors helps us to identify Schedule Performance index(SPI)=EV/PV and Cost performance index(CPI)=EV/AC</text:p>
      <text:p text:style-name="P31"/>
      <text:p text:style-name="P31">If SPI=CPI=1; project goes according to plan.</text:p>
      <text:p text:style-name="P31">If SPI&lt;1; less work has completed according to plan and vice versa</text:p>
      <text:p text:style-name="P31">If CPI&lt;1; cost overrun for work completed and vice versa</text:p>
      <text:p text:style-name="P31"/>
      <text:p text:style-name="P31">Therefore, to measure the performance of the entire project at release level, earned value should be calculated along with SPI and CPI to know if the project is going according to plan and cost, as it helps to determine the overall success and failure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1:50:58.003310506</meta:creation-date>
    <dc:date>2016-08-23T18:25:57.654005558</dc:date>
    <meta:editing-duration>PT4H30M42S</meta:editing-duration>
    <meta:editing-cycles>6</meta:editing-cycles>
    <meta:generator>LibreOffice/5.1.4.2$Linux_X86_64 LibreOffice_project/10m0$Build-2</meta:generator>
    <meta:document-statistic meta:table-count="0" meta:image-count="0" meta:object-count="0" meta:page-count="3" meta:paragraph-count="64" meta:word-count="1253" meta:character-count="7192" meta:non-whitespace-character-count="6037"/>
  </office:meta>
</office:document-meta>
</file>